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1d511" officeooo:paragraph-rsid="0011d511"/>
    </style:style>
    <style:style style:name="P2" style:family="paragraph" style:parent-style-name="Text_20_body">
      <style:text-properties style:font-name="Arial" fo:font-weight="bold" officeooo:rsid="0011d511" officeooo:paragraph-rsid="0011d511" style:font-weight-asian="bold" style:font-weight-complex="bold"/>
    </style:style>
    <style:style style:name="P3" style:family="paragraph" style:parent-style-name="Text_20_body">
      <style:text-properties style:font-name="Arial" officeooo:rsid="00161737" officeooo:paragraph-rsid="00161737"/>
    </style:style>
    <style:style style:name="P4" style:family="paragraph" style:parent-style-name="Text_20_body">
      <style:text-properties style:font-name="Arial" officeooo:rsid="0011d511" officeooo:paragraph-rsid="0011d511"/>
    </style:style>
    <style:style style:name="P5" style:family="paragraph" style:parent-style-name="Text_20_body">
      <style:paragraph-properties fo:text-align="start" style:justify-single-word="false"/>
      <style:text-properties style:font-name="Arial" officeooo:rsid="0011d511" officeooo:paragraph-rsid="0011d511"/>
    </style:style>
    <style:style style:name="P6" style:family="paragraph" style:parent-style-name="Title">
      <style:paragraph-properties fo:text-align="start" style:justify-single-word="false"/>
      <style:text-properties style:font-name="Arial" officeooo:rsid="0011d511" officeooo:paragraph-rsid="0011d5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1737"/>
    </style:style>
    <style:style style:name="T3" style:family="text">
      <style:text-properties officeooo:rsid="00171c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øtereferat</text:p>
      <text:p text:style-name="P5"/>
      <text:p text:style-name="P1"><text:span text:style-name="T1">Når:</text:span> <text:span text:style-name="T2">(Dato og klokkeslett på når møtet startet. Format er DD.MM.ÅÅ kl TT.MM)</text:span></text:p>
      <text:p text:style-name="P1"><text:span text:style-name="T1">Hvem:</text:span> <text:span text:style-name="T2">(Hvem var tilstede på møtet? Kommaseparerte navn)</text:span></text:p>
      <text:p text:style-name="P1"><text:span text:style-name="T1">Hvor:</text:span> <text:span text:style-name="T2">(Hvor fant møtet sted. F.eks «Høgskolen i Østfold» eller «Mumblemøte (VOIP)»)</text:span></text:p>
      <text:p text:style-name="P1"><text:span text:style-name="T1">Hva: </text:span><text:span text:style-name="T2">(Hva var agendaen for møtet, og hva kom vi frem til? Unngå endring av fontstørrelse og type)</text:span></text:p>
      <text:p text:style-name="P1"/>
      <text:p text:style-name="P2">Skrevet av</text:p>
      <text:p text:style-name="P3">(Navn på personen <text:s/>som skrev dette referatet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47:19.581000000</meta:creation-date>
    <dc:date>2014-01-08T20:08:33.416120845</dc:date>
    <meta:editing-duration>PT8M44S</meta:editing-duration>
    <meta:editing-cycles>7</meta:editing-cycles>
    <meta:generator>LibreOffice/4.1.3.2$Linux_X86_64 LibreOffice_project/410m0$Build-2</meta:generator>
    <dc:creator>krj </dc:creator>
    <meta:document-statistic meta:table-count="0" meta:image-count="0" meta:object-count="0" meta:page-count="1" meta:paragraph-count="7" meta:word-count="61" meta:character-count="377" meta:non-whitespace-character-count="322"/>
  </office:meta>
</office:document-meta>
</file>